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Heading_20_1">
      <style:paragraph-properties fo:line-height="150%" fo:text-align="center" style:justify-single-word="false"/>
      <style:text-properties style:font-name="Ubuntu"/>
    </style:style>
    <style:style style:name="P3" style:family="paragraph" style:parent-style-name="Heading_20_2">
      <style:paragraph-properties fo:line-height="150%" fo:text-align="center" style:justify-single-word="false"/>
      <style:text-properties style:font-name="Ubuntu"/>
    </style:style>
    <style:style style:name="P4" style:family="paragraph" style:parent-style-name="Standard">
      <style:paragraph-properties fo:line-height="150%"/>
      <style:text-properties style:font-name="Ubuntu" fo:font-size="14pt" officeooo:rsid="000b64ea" officeooo:paragraph-rsid="000b64ea" style:font-size-asian="14pt" style:font-size-complex="14pt"/>
    </style:style>
    <style:style style:name="P5" style:family="paragraph" style:parent-style-name="Standard">
      <style:paragraph-properties fo:line-height="150%"/>
      <style:text-properties style:font-name="Ubuntu" fo:font-size="14pt" style:font-size-asian="14pt" style:font-size-complex="14pt"/>
    </style:style>
    <style:style style:name="P6" style:family="paragraph" style:parent-style-name="Standard">
      <style:paragraph-properties fo:line-height="150%" fo:text-align="center" style:justify-single-word="false"/>
      <style:text-properties style:font-name="Ubuntu" fo:font-size="14pt" style:font-size-asian="14pt" style:font-size-complex="14pt"/>
    </style:style>
    <style:style style:name="P7" style:family="paragraph" style:parent-style-name="Standard">
      <style:paragraph-properties fo:line-height="150%"/>
      <style:text-properties style:font-name="Ubuntu" fo:font-size="14pt" officeooo:rsid="000d5bde" officeooo:paragraph-rsid="000d5bde" style:font-size-asian="14pt" style:font-size-complex="14pt"/>
    </style:style>
    <style:style style:name="P8" style:family="paragraph" style:parent-style-name="Standard">
      <style:paragraph-properties fo:line-height="150%"/>
      <style:text-properties style:font-name="Ubuntu" fo:font-size="14pt" officeooo:rsid="000ec9cd" officeooo:paragraph-rsid="00134681" style:font-size-asian="14pt" style:font-size-complex="14pt"/>
    </style:style>
    <style:style style:name="P9" style:family="paragraph" style:parent-style-name="Standard">
      <style:paragraph-properties fo:line-height="150%"/>
      <style:text-properties style:font-name="Ubuntu" fo:font-size="14pt" officeooo:rsid="000ec9cd" officeooo:paragraph-rsid="00168729" style:font-size-asian="14pt" style:font-size-complex="14pt"/>
    </style:style>
    <style:style style:name="P10" style:family="paragraph" style:parent-style-name="Standard">
      <style:paragraph-properties fo:line-height="150%"/>
      <style:text-properties style:font-name="Ubuntu" fo:font-size="14pt" officeooo:rsid="001036b6" officeooo:paragraph-rsid="001036b6" style:font-size-asian="14pt" style:font-size-complex="14pt"/>
    </style:style>
    <style:style style:name="P11" style:family="paragraph" style:parent-style-name="Standard">
      <style:paragraph-properties fo:line-height="150%"/>
      <style:text-properties style:font-name="Ubuntu" fo:font-size="14pt" officeooo:rsid="001182d3" officeooo:paragraph-rsid="000d5bde" style:font-size-asian="14pt" style:font-size-complex="14pt"/>
    </style:style>
    <style:style style:name="P12" style:family="paragraph" style:parent-style-name="Standard">
      <style:paragraph-properties fo:line-height="150%"/>
      <style:text-properties style:font-name="Ubuntu" fo:font-size="14pt" officeooo:rsid="00168729" officeooo:paragraph-rsid="00168729" style:font-size-asian="14pt" style:font-size-complex="14pt"/>
    </style:style>
    <style:style style:name="P13" style:family="paragraph" style:parent-style-name="Standard">
      <style:paragraph-properties fo:line-height="150%"/>
      <style:text-properties style:font-name="Ubuntu" fo:font-size="14pt" officeooo:rsid="0018d5c3" officeooo:paragraph-rsid="0018d5c3" style:font-size-asian="14pt" style:font-size-complex="14pt"/>
    </style:style>
    <style:style style:name="P14" style:family="paragraph" style:parent-style-name="Standard">
      <style:paragraph-properties fo:line-height="150%"/>
      <style:text-properties style:font-name="Ubuntu" fo:font-size="14pt" officeooo:rsid="0018d5c3" officeooo:paragraph-rsid="001f9ac8" style:font-size-asian="14pt" style:font-size-complex="14pt"/>
    </style:style>
    <style:style style:name="P15" style:family="paragraph" style:parent-style-name="Standard">
      <style:paragraph-properties fo:line-height="150%"/>
      <style:text-properties style:font-name="Ubuntu" fo:font-size="14pt" officeooo:rsid="001a310b" officeooo:paragraph-rsid="001a310b" style:font-size-asian="14pt" style:font-size-complex="14pt"/>
    </style:style>
    <style:style style:name="P16" style:family="paragraph" style:parent-style-name="Standard">
      <style:paragraph-properties fo:line-height="150%"/>
      <style:text-properties style:font-name="Ubuntu" fo:font-size="14pt" officeooo:rsid="001c9d86" officeooo:paragraph-rsid="001c9d86" style:font-size-asian="14pt" style:font-size-complex="14pt"/>
    </style:style>
    <style:style style:name="P17" style:family="paragraph" style:parent-style-name="Standard">
      <style:paragraph-properties fo:line-height="150%"/>
      <style:text-properties style:font-name="Ubuntu" fo:font-size="14pt" officeooo:rsid="001c9d86" officeooo:paragraph-rsid="001dfdde" style:font-size-asian="14pt" style:font-size-complex="14pt"/>
    </style:style>
    <style:style style:name="P18" style:family="paragraph" style:parent-style-name="Standard">
      <style:paragraph-properties fo:line-height="150%"/>
      <style:text-properties style:font-name="Ubuntu" fo:font-size="14pt" officeooo:rsid="001f9ac8" officeooo:paragraph-rsid="001f9ac8" style:font-size-asian="14pt" style:font-size-complex="14pt"/>
    </style:style>
    <style:style style:name="P19" style:family="paragraph" style:parent-style-name="Standard">
      <style:paragraph-properties fo:line-height="150%"/>
      <style:text-properties style:font-name="Ubuntu" fo:font-size="14pt" officeooo:rsid="0020ddb3" officeooo:paragraph-rsid="0022d192" style:font-size-asian="14pt" style:font-size-complex="14pt"/>
    </style:style>
    <style:style style:name="P20" style:family="paragraph" style:parent-style-name="Standard">
      <style:paragraph-properties fo:line-height="150%"/>
      <style:text-properties style:font-name="Ubuntu" fo:font-size="14pt" officeooo:rsid="0020ddb3" officeooo:paragraph-rsid="002414de" style:font-size-asian="14pt" style:font-size-complex="14pt"/>
    </style:style>
    <style:style style:name="P21" style:family="paragraph" style:parent-style-name="Standard">
      <style:paragraph-properties fo:line-height="150%"/>
      <style:text-properties style:font-name="Ubuntu" fo:font-size="14pt" officeooo:rsid="0020ddb3" officeooo:paragraph-rsid="00244929" style:font-size-asian="14pt" style:font-size-complex="14pt"/>
    </style:style>
    <style:style style:name="P22" style:family="paragraph" style:parent-style-name="Standard">
      <style:paragraph-properties fo:line-height="150%"/>
      <style:text-properties style:font-name="Ubuntu" fo:font-size="14pt" officeooo:rsid="002414de" officeooo:paragraph-rsid="00244929" style:font-size-asian="14pt" style:font-size-complex="14pt"/>
    </style:style>
    <style:style style:name="P23" style:family="paragraph" style:parent-style-name="Standard">
      <style:paragraph-properties fo:line-height="150%"/>
      <style:text-properties style:font-name="Ubuntu" fo:font-size="14pt" officeooo:rsid="002785a9" officeooo:paragraph-rsid="002785a9" style:font-size-asian="14pt" style:font-size-complex="14pt"/>
    </style:style>
    <style:style style:name="P24" style:family="paragraph" style:parent-style-name="Standard">
      <style:paragraph-properties fo:line-height="150%"/>
      <style:text-properties style:font-name="Ubuntu" fo:font-size="14pt" officeooo:rsid="0025821f" officeooo:paragraph-rsid="0025821f" fo:background-color="#dddddd" style:font-size-asian="14pt" style:font-size-complex="14pt"/>
    </style:style>
    <style:style style:name="T1" style:family="text">
      <style:text-properties officeooo:rsid="000b6332"/>
    </style:style>
    <style:style style:name="T2" style:family="text">
      <style:text-properties fo:background-color="#dddddd" loext:char-shading-value="0"/>
    </style:style>
    <style:style style:name="T3" style:family="text">
      <style:text-properties officeooo:rsid="000ec9cd" fo:background-color="#dddddd" loext:char-shading-value="0"/>
    </style:style>
    <style:style style:name="T4" style:family="text">
      <style:text-properties officeooo:rsid="00109d67" fo:background-color="#dddddd" loext:char-shading-value="0"/>
    </style:style>
    <style:style style:name="T5" style:family="text">
      <style:text-properties officeooo:rsid="0022d192" fo:background-color="#dddddd" loext:char-shading-value="0"/>
    </style:style>
    <style:style style:name="T6" style:family="text">
      <style:text-properties officeooo:rsid="0022d192" fo:background-color="#dddddd" loext:char-shading-value="0"/>
    </style:style>
    <style:style style:name="T7" style:family="text">
      <style:text-properties fo:font-weight="bold" style:font-weight-asian="bold" style:font-weight-complex="bold"/>
    </style:style>
    <style:style style:name="T8" style:family="text">
      <style:text-properties fo:font-weight="bold" officeooo:rsid="000ec9cd" style:font-weight-asian="bold" style:font-weight-complex="bold"/>
    </style:style>
    <style:style style:name="T9" style:family="text">
      <style:text-properties fo:font-weight="bold" officeooo:rsid="0022d192" style:font-weight-asian="bold" style:font-weight-complex="bold"/>
    </style:style>
    <style:style style:name="T10" style:family="text">
      <style:text-properties fo:font-weight="bold" officeooo:rsid="002414de" style:font-weight-asian="bold" style:font-weight-complex="bold"/>
    </style:style>
    <style:style style:name="T11" style:family="text">
      <style:text-properties fo:font-weight="bold" officeooo:rsid="00244929" style:font-weight-asian="bold" style:font-weight-complex="bold"/>
    </style:style>
    <style:style style:name="T12" style:family="text">
      <style:text-properties fo:font-weight="bold" officeooo:rsid="0020ddb3" style:font-weight-asian="bold" style:font-weight-complex="bold"/>
    </style:style>
    <style:style style:name="T13" style:family="text">
      <style:text-properties officeooo:rsid="000ec9cd"/>
    </style:style>
    <style:style style:name="T14" style:family="text">
      <style:text-properties officeooo:rsid="001036b6"/>
    </style:style>
    <style:style style:name="T15" style:family="text">
      <style:text-properties officeooo:rsid="00109d67"/>
    </style:style>
    <style:style style:name="T16" style:family="text">
      <style:text-properties officeooo:rsid="0012d642"/>
    </style:style>
    <style:style style:name="T17" style:family="text">
      <style:text-properties officeooo:rsid="0013e35f"/>
    </style:style>
    <style:style style:name="T18" style:family="text">
      <style:text-properties officeooo:rsid="00168729"/>
    </style:style>
    <style:style style:name="T19" style:family="text">
      <style:text-properties officeooo:rsid="001c0bdc"/>
    </style:style>
    <style:style style:name="T20" style:family="text">
      <style:text-properties officeooo:rsid="001f39a2"/>
    </style:style>
    <style:style style:name="T21" style:family="text">
      <style:text-properties officeooo:rsid="001f9ac8"/>
    </style:style>
    <style:style style:name="T22" style:family="text">
      <style:text-properties officeooo:rsid="0022d192"/>
    </style:style>
    <style:style style:name="T23" style:family="text">
      <style:text-properties officeooo:rsid="00241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lip <text:span text:style-name="T1">p</text:span>ath</text:h>
      <text:p text:style-name="P4">Cria uma região de recorte que define qual parte de um elemento deve ser mostrada. As partes que estão dentro da região são mostradas, enquanto as que estão fora ficam escondidas:</text:p>
      <text:p text:style-name="P10"><text:span text:style-name="T2">clip-path: <text:s/>; </text:span><text:s/>- Atributo</text:p>
      <text:p text:style-name="P10"><text:span text:style-name="T2">&lt;clipPath&gt; &lt;/clipPath&gt; </text:span><text:s/>- Elemento (do tipo SVG)</text:p>
      <text:h text:style-name="P3" text:outline-level="2">Valores</text:h>
      <text:p text:style-name="P7"><text:span text:style-name="T8">n</text:span><text:span text:style-name="T7">one -</text:span> É o valor padrão. Nada será feito ou o que foi feito será <text:span text:style-name="T13">tudo desfeito: </text:span><text:span text:style-name="T3">clip-path: none; </text:span></text:p>
      <text:p text:style-name="P7"/>
      <text:p text:style-name="P9"><text:span text:style-name="T7">url -</text:span> <text:span text:style-name="T14">Refer</text:span><text:span text:style-name="T18">ê</text:span><text:span text:style-name="T14">ncia um elemento &lt;clipPath&gt;</text:span><text:span text:style-name="T15">, ou seja, define o caminho de um clipPath elemento. O caminho </text:span><text:span text:style-name="T16">pode ser local </text:span><text:span text:style-name="T17">(através do id, class, caminho do arquivo etc.) </text:span><text:span text:style-name="T16">ou externo (</text:span><text:span text:style-name="T17">link de um site</text:span><text:span text:style-name="T16">). </text:span><text:span text:style-name="T18">Basicamente vai pegar uma forma (shape) e aplicar em um elemento (imagem, svg, texto etc.):</text:span></text:p>
      <text:p text:style-name="P9"><text:span text:style-name="T4">clip-path: url(caminho); </text:span></text:p>
      <text:p text:style-name="P8"/>
      <text:p text:style-name="P12">É possível tambem usar o elemento &lt;defs&gt; para pegar apenas o formato (&lt;path&gt;) de um svg e esconder ele do documento.</text:p>
      <text:p text:style-name="P12"/>
      <text:p text:style-name="P14"><text:span text:style-name="T7">inset -</text:span> <text:span text:style-name="T20">Faz uma contração nos limites/bordas do elemento, </text:span><text:span text:style-name="T21">ou seja, a imagem será recolhida/recortada em certos valores. Funciona mais ou menos da mesma forma que paddings ou margins, por isso as medidas aceitas são px, %, em, rem, vw e vh. Os possíveis valores são:</text:span></text:p>
      <text:p text:style-name="P18"><text:s text:c="5"/><text:span text:style-name="T7">Um valor -</text:span> Recorta todos os lados.</text:p>
      <text:p text:style-name="P18"><text:s text:c="5"/><text:span text:style-name="T7">Dois valores -</text:span> O primeiro recorta o top e bottom, o segundo recorta o <text:s text:c="2"/></text:p>
      <text:p text:style-name="P18"><text:s text:c="5"/>right e left.</text:p>
      <text:p text:style-name="P18"><text:s text:c="5"/><text:span text:style-name="T7">Quatro valores -</text:span> O primeiro recorta o top, o segundo o right, o terceiro </text:p>
      <text:p text:style-name="P18"><text:s text:c="5"/>o bottom e o quarto o left.</text:p>
      <text:p text:style-name="P19"><text:soft-page-break/><text:span text:style-name="T7"><text:s text:c="5"/></text:span><text:span text:style-name="T11">r</text:span><text:span text:style-name="T7">ound -</text:span> Arredonda a borda do elemento <text:span text:style-name="T22">a partir dos valores seguintes:</text:span></text:p>
      <text:p text:style-name="P21"><text:span text:style-name="T7"><text:s text:c="10"/></text:span><text:span text:style-name="T9">Um valor:</text:span><text:span text:style-name="T22"> </text:span><text:span text:style-name="T23">A</text:span><text:span text:style-name="T22">rredonda todas as bordas.</text:span></text:p>
      <text:p text:style-name="P21"><text:span text:style-name="T7"><text:s text:c="10"/></text:span><text:span text:style-name="T10">D</text:span><text:span text:style-name="T9">ois valores: </text:span><text:span text:style-name="T23">O primeiro arredonda o top left e o bottom right, o </text:span></text:p>
      <text:p text:style-name="P21"><text:span text:style-name="T7"><text:s text:c="10"/></text:span><text:span text:style-name="T23">segundo arredonda o top right e o bottom left.</text:span></text:p>
      <text:p text:style-name="P22"><text:span text:style-name="T12"><text:s text:c="10"/></text:span><text:span text:style-name="T7">Quatro valores:</text:span> O primeiro valor arredonda a borda left top, o </text:p>
      <text:p text:style-name="P22"><text:span text:style-name="T12"><text:s text:c="10"/></text:span>segundo arredonda a borda right top, o terceiro arredonda a borda </text:p>
      <text:p text:style-name="P22"><text:span text:style-name="T12"><text:s text:c="10"/></text:span>right bottom e o quarto arredonda a borda left bottom.</text:p>
      <text:p text:style-name="P20"/>
      <text:p text:style-name="P24">clip-path: inset( <text:s/>); </text:p>
      <text:p text:style-name="P13"/>
      <text:p text:style-name="P23"><text:span text:style-name="T7">circle -</text:span> </text:p>
      <text:p text:style-name="P15"/>
      <text:p text:style-name="P17"/>
      <text:p text:style-name="P16"/>
      <text:p text:style-name="P11"/>
      <text:p text:style-name="P1"/>
      <text:p text:style-name="P1"/>
      <text:p text:style-name="P1"/>
      <text:h text:style-name="P3" text:outline-level="2">Links</text:h>
      <text:p text:style-name="P6">- <text:a xlink:type="simple" xlink:href="https://developer.mozilla.org/en-US/docs/Web/CSS/clip-path" text:style-name="Internet_20_link" text:visited-style-name="Visited_20_Internet_20_Link">https://developer.mozilla.org/en-US/docs/Web/CSS/clip-path</text:a></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17:37:11.854601989</meta:creation-date>
    <dc:date>2023-07-09T17:42:15.776012740</dc:date>
    <meta:editing-duration>PT1H52M30S</meta:editing-duration>
    <meta:editing-cycles>10</meta:editing-cycles>
    <meta:generator>LibreOffice/7.0.4.2$Linux_X86_64 LibreOffice_project/00$Build-2</meta:generator>
    <meta:document-statistic meta:table-count="0" meta:image-count="0" meta:object-count="0" meta:page-count="2" meta:paragraph-count="26" meta:word-count="307" meta:character-count="1862" meta:non-whitespace-character-count="1476"/>
  </office:meta>
</office:document-meta>
</file>